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as-char" svg:width="12.277cm" svg:height="10.186cm" draw:z-index="0"><draw:image xlink:href="http://news.bbcimg.co.uk/media/images/70120000/jpg/_70120233_70120232.jp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Magar</meta:initial-creator>
    <meta:creation-date>2013-09-26T10:23:19.28</meta:creation-date>
    <meta:document-statistic meta:table-count="0" meta:image-count="1" meta:object-count="0" meta:page-count="1" meta:paragraph-count="1" meta:word-count="0" meta:character-count="2"/>
    <dc:date>2013-09-26T18:39:43.64</dc:date>
    <dc:creator>Eric Magar</dc:creator>
    <meta:editing-duration>PT7H58M4S</meta:editing-duration>
    <meta:editing-cycles>1</meta:editing-cycles>
    <meta:generator>OpenOffice/4.0.0$Win32 OpenOffice.org_project/400m3$Build-9702</meta:generator>
  </office:meta>
</office:document-meta>
</file>